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3.748cm"/>
    </style:style>
    <style:style style:name="co5" style:family="table-column">
      <style:table-column-properties fo:break-before="auto" style:column-width="5.091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23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11" style:family="table-cell" style:parent-style-name="Default" style:data-style-name="N100"/>
    <style:style style:name="ce3" style:family="table-cell" style:parent-style-name="Default" style:data-style-name="N152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rotation-align="none"/>
    </style:style>
    <style:style style:name="ce14" style:family="table-cell" style:parent-style-name="Default" style:data-style-name="N1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ce7"/>
        <table:table-column table:style-name="co7" table:number-columns-repeated="16374" table:default-cell-style-name="Default"/>
        <table:table-row table:style-name="ro1">
          <table:table-cell table:style-name="ce8" office:value-type="string" calcext:value-type="string">
            <text:p>Bauteilliste uSD2IEE Tic T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aufor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Reichelt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C1, C7, C8</text:p>
          </table:table-cell>
          <table:table-cell table:style-name="ce1" office:value-type="string" calcext:value-type="string">
            <text:p>100nF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C4, C5</text:p>
          </table:table-cell>
          <table:table-cell table:style-name="ce1" office:value-type="string" calcext:value-type="string">
            <text:p>56pF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C2, C3, C6</text:p>
          </table:table-cell>
          <table:table-cell table:style-name="ce1" office:value-type="string" calcext:value-type="string">
            <text:p>10uF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41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OD-123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MEGA644P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TQFP44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MCP1700T-3002E_TT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OT95P237X112-3N</text:p>
          </table:table-cell>
          <table:table-cell table:style-name="ce1" office:value-type="string" calcext:value-type="string">
            <text:p>HC 6206</text:p>
          </table:table-cell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LED1</text:p>
          </table:table-cell>
          <table:table-cell table:style-name="ce1" office:value-type="string" calcext:value-type="string">
            <text:p>LED120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206</text:p>
          </table:table-cell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LED2</text:p>
          </table:table-cell>
          <table:table-cell table:style-name="ce1" office:value-type="string" calcext:value-type="string">
            <text:p>LED120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206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HC49/S <text:s text:c="12"/>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2, R3, R4, R101</text:p>
          </table:table-cell>
          <table:table-cell table:style-name="ce1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7, R9, R11</text:p>
          </table:table-cell>
          <table:table-cell table:style-name="ce1" office:value-type="string" calcext:value-type="string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8, R10, R12</text:p>
          </table:table-cell>
          <table:table-cell table:style-name="ce1" office:value-type="string" calcext:value-type="string">
            <text:p>22k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.2" calcext:value-type="float">
            <text:p>2,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30, R31</text:p>
          </table:table-cell>
          <table:table-cell table:style-name="ce1" office:value-type="string" calcext:value-type="string">
            <text:p>33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805</text:p>
          </table:table-cell>
          <table:table-cell table:style-name="ce1" table:number-columns-repeated="2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T2,T3,T4</text:p>
          </table:table-cell>
          <table:table-cell table:style-name="ce1" office:value-type="string" calcext:value-type="string">
            <text:p>IRLML240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OT23</text:p>
          </table:table-cell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S1, S2, S3</text:p>
          </table:table-cell>
          <table:table-cell table:style-name="ce1" office:value-type="string" calcext:value-type="string">
            <text:p>TASTER-9314_SMD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MICROMATCH-6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Micromatch Buchse</text:p>
          </table:table-cell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1-2</text:p>
          </table:table-cell>
          <table:table-cell table:style-name="ce1" office:value-type="string" calcext:value-type="string">
            <text:p>MICROMATCH-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Micromatch Stecker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MICROSD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ΜSD-Karte 2GB</text:p>
          </table:table-cell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1X6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tiftleisten 1,27 mm 1X50</text:p>
          </table:table-cell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hlstecker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N-Stecker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DC-Adapter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-Karte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Kabel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chbandkabel-6x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c Tac Box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.00.0000</text:date>, <text:time style:data-style-name="N2" text:time-value="22:43:13.37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as Schumm</meta:initial-creator>
    <dc:creator>Andreas Schumm</dc:creator>
    <meta:creation-date>2020-07-19T08:37:58</meta:creation-date>
    <dc:date>2023-08-02T22:53:05.109000000</dc:date>
    <meta:editing-duration>PT9M51S</meta:editing-duration>
    <meta:generator>LibreOffice/7.5.5.2$Windows_X86_64 LibreOffice_project/ca8fe7424262805f223b9a2334bc7181abbcbf5e</meta:generator>
    <meta:editing-cycles>1</meta:editing-cycles>
    <meta:document-statistic meta:table-count="1" meta:cell-count="101" meta:object-count="0"/>
    <meta:user-defined meta:name="AppVersion">16.0300</meta:user-defined>
  </office:meta>
</office:document-meta>
</file>